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style:style>
    <style:style style:name="P2" style:parent-style-name="Standard" style:family="paragraph">
      <style:paragraph-properties fo:text-align="center"/>
      <style:text-properties style:font-name="Arial" fo:font-weight="bold" style:font-weight-asian="bold" style:font-weight-complex="bold"/>
    </style:style>
    <style:style style:name="P3" style:parent-style-name="Standard" style:family="paragraph">
      <style:paragraph-properties fo:text-align="center"/>
      <style:text-properties style:font-name="Arial" fo:font-weight="bold" style:font-weight-asian="bold" style:font-weight-complex="bold"/>
    </style:style>
    <style:style style:name="P4" style:parent-style-name="Standard" style:family="paragraph">
      <style:text-properties style:font-name="Arial"/>
    </style:style>
    <style:style style:name="P5" style:parent-style-name="Standard" style:family="paragraph">
      <style:text-properties style:font-name="Arial" fo:font-weight="bold" style:font-weight-asian="bold" style:font-weight-complex="bold"/>
    </style:style>
    <style:style style:name="P6" style:parent-style-name="Standard" style:family="paragraph">
      <style:text-properties style:font-name="Arial"/>
    </style:style>
    <style:style style:name="T7" style:parent-style-name="DefaultParagraphFont" style:family="text">
      <style:text-properties style:font-name="Arial"/>
    </style:style>
    <style:style style:name="T8" style:parent-style-name="DefaultParagraphFont" style:family="text">
      <style:text-properties style:font-name="Arial" fo:font-weight="bold" style:font-weight-asian="bold" style:font-weight-complex="bold"/>
    </style:style>
    <style:style style:name="T9" style:parent-style-name="DefaultParagraphFont" style:family="text">
      <style:text-properties style:font-name="Arial"/>
    </style:style>
    <style:style style:name="T10" style:parent-style-name="DefaultParagraphFont" style:family="text">
      <style:text-properties style:font-name="Arial"/>
    </style:style>
    <style:style style:name="T11" style:parent-style-name="DefaultParagraphFont" style:family="text">
      <style:text-properties style:font-name="Arial"/>
    </style:style>
    <style:style style:name="T12" style:parent-style-name="DefaultParagraphFont" style:family="text">
      <style:text-properties style:font-name="Arial"/>
    </style:style>
    <style:style style:name="T13" style:parent-style-name="DefaultParagraphFont" style:family="text">
      <style:text-properties style:font-name="Arial"/>
    </style:style>
    <style:style style:name="T14" style:parent-style-name="DefaultParagraphFont" style:family="text">
      <style:text-properties style:font-name="Arial"/>
    </style:style>
    <style:style style:name="T15" style:parent-style-name="DefaultParagraphFont" style:family="text">
      <style:text-properties style:font-name="Arial"/>
    </style:style>
    <style:style style:name="T16" style:parent-style-name="DefaultParagraphFont" style:family="text">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fo:font-weight="bold" style:font-weight-asian="bold" style:font-weight-complex="bold"/>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fo:font-weight="bold" style:font-weight-asian="bold" style:font-weight-complex="bold"/>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fo:font-weight="bold" style:font-weight-asian="bold" style:font-weight-complex="bold"/>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fo:font-weight="bold" style:font-weight-asian="bold" style:font-weight-complex="bold"/>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fo:font-weight="bold" style:font-weight-asian="bold" style:font-weight-complex="bold"/>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fo:font-weight="bold" style:font-weight-asian="bold" style:font-weight-complex="bold"/>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fo:font-weight="bold" style:font-weight-asian="bold" style:font-weight-complex="bold"/>
    </style:style>
    <style:style style:name="P42" style:parent-style-name="Standard" style:family="paragraph">
      <style:text-properties style:font-name="Arial"/>
    </style:style>
    <style:style style:name="P43" style:parent-style-name="ListParagraph" style:family="paragraph">
      <style:text-properties style:font-name="Arial"/>
    </style:style>
    <style:style style:name="P44" style:parent-style-name="ListParagraph" style:family="paragraph">
      <style:text-properties style:font-name="Arial"/>
    </style:style>
    <style:style style:name="P45" style:parent-style-name="ListParagraph" style:family="paragraph">
      <style:text-properties style:font-name="Arial"/>
    </style:style>
  </office:automatic-styles>
  <office:body>
    <office:text text:use-soft-page-breaks="true">
      <text:p text:style-name="P1">CIS 4000 Progress Report</text:p>
      <text:p text:style-name="P2">Daniel Covington Jr</text:p>
      <text:p text:style-name="P3">Week 6 or Week 10</text:p>
      <text:p text:style-name="P4"/>
      <text:p text:style-name="P5">Project Overview</text:p>
      <text:p text:style-name="P6"/>
      <text:p text:style-name="Standard"><text:span text:style-name="T7">The Name of this project is<text:s/></text:span><text:span text:style-name="T8">NextGen Financial Knowledge</text:span><text:span text:style-name="T9">. This website, which we plan to also develop an application for mobile use, is intended to reach our young people. We will have tasks and games that introduce the world of finance to children as young as 5 years old. As the user<text:s/></text:span><text:span text:style-name="T10">progresses</text:span><text:span text:style-name="T11"><text:s/>with time</text:span><text:span text:style-name="T12">,<text:s/></text:span><text:span text:style-name="T13">and in age, they will be introduced to newer more advanced tasks and going away from the game and more towards<text:s/></text:span><text:span text:style-name="T14">challenging<text:s/></text:span><text:span text:style-name="T15">tasks</text:span><text:span text:style-name="T16"><text:s/>and modules that will help them as they become pre-teens, teenagers, and even young adults venturing out in the world on their own.<text:s/></text:span></text:p>
      <text:p text:style-name="P17"/>
      <text:p text:style-name="P18">Current Project Status</text:p>
      <text:p text:style-name="P19"/>
      <text:p text:style-name="P20">So far in our site we have 3 pages consisting of a home, Top Five and a behind the scenes/about us page. We also have an operating navigation bar as well.</text:p>
      <text:p text:style-name="P21"/>
      <text:p text:style-name="P22">What Has Gone Well</text:p>
      <text:p text:style-name="P23"/>
      <text:p text:style-name="P24">Overall, the coding is getting better for me. With spending time trying to understand and apply myself to it I am slowly but surely understanding it. Setting us the navigation bar was surprisingly easier than expected to code.</text:p>
      <text:p text:style-name="P25"/>
      <text:p text:style-name="P26">Challenges and Problem Solving</text:p>
      <text:p text:style-name="P27"/>
      <text:p text:style-name="P28">With coding never really being my strongest ability, my biggest challenges have been formatting the coding in the correct way. I tend to know what to use when setting up commands, but I have grammatical and syntax errors. To help with this I refer to<text:s/>the past teaching<text:s/>in zybooks<text:s/>and<text:s/>using<text:s/>Google Gemini to help correct my syntax errors and correct my placements.</text:p>
      <text:p text:style-name="P29"/>
      <text:p text:style-name="P30">Next Steps</text:p>
      <text:p text:style-name="P31"/>
      <text:p text:style-name="P32">The next step in building the site is<text:s/>to<text:s/>work on its security features and aesthetics of the site. We want to draw in our youth and keep the attention of kids is hard, so we want to make sure the site is<text:s/>pleasant<text:s/>to look at and keep their information, identities, and hard work safe and secure.</text:p>
      <text:p text:style-name="P33"/>
      <text:p text:style-name="P34">Resources and Tools Used</text:p>
      <text:p text:style-name="P35"/>
      <text:p text:style-name="P36">Resources used to begin our project<text:s/>are<text:s/>GitHub resources, Zybooks, Google Gemini, and using examples from questions asked on StackOverflow.</text:p>
      <text:p text:style-name="P37"/>
      <text:p text:style-name="P38">Generative AI Use (If Applicable)</text:p>
      <text:soft-page-break/>
      <text:p text:style-name="P39">We have used AI to help with corrections and placement of our coding to help our site flow better. We use Google Gemini to help assist us achieve our goals.</text:p>
      <text:p text:style-name="P40">While coding we tend to make simple errors easy to overlook. Sometimes the errors are hard to find when glancing through or maybe we think we should use SELECT: when the code calls for JOIN or WHERE. Using Google Gemini only helps us fine tune our coding to ensure our website is functioning correctly and efficiently.</text:p>
      <text:p text:style-name="P41">Links to Project Artifacts</text:p>
      <text:p text:style-name="P42"/>
      <text:p text:style-name="P43">Website:</text:p>
      <text:p text:style-name="P44">https://dcovington2691.github.io/cis3020lab/Presentation:</text:p>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tandard">
      <style:paragraph-properties style:contextual-spacing="true" fo:margin-bottom="0.0555in"/>
      <style:text-properties style:font-name="Aptos Display"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Heading1Char" style:display-name="Heading 1 Char" style:family="text" style:parent-style-name="DefaultParagraphFont">
      <style:text-properties style:font-name="Aptos Display" style:font-name-asian="Aptos" style:font-name-complex="Tahoma" fo:color="#0F4761" fo:font-size="20pt" style:font-size-asian="20pt" style:font-size-complex="20pt"/>
    </style:style>
    <style:style style:name="Heading2Char" style:display-name="Heading 2 Char" style:family="text" style:parent-style-name="DefaultParagraphFont">
      <style:text-properties style:font-name="Aptos Display" style:font-name-asian="Aptos" style:font-name-complex="Tahoma" fo:color="#0F4761" fo:font-size="16pt" style:font-size-asian="16pt" style:font-size-complex="16pt"/>
    </style:style>
    <style:style style:name="Heading3Char" style:display-name="Heading 3 Char" style:family="text" style:parent-style-name="DefaultParagraphFont">
      <style:text-properties style:font-name-asian="Aptos" style:font-name-complex="Tahoma" fo:color="#0F4761" fo:font-size="14pt" style:font-size-asian="14pt" style:font-size-complex="14pt"/>
    </style:style>
    <style:style style:name="Heading4Char" style:display-name="Heading 4 Char" style:family="text" style:parent-style-name="DefaultParagraphFont">
      <style:text-properties style:font-name-asian="Aptos" style:font-name-complex="Tahoma" fo:font-style="italic" style:font-style-asian="italic" style:font-style-complex="italic" fo:color="#0F4761"/>
    </style:style>
    <style:style style:name="Heading5Char" style:display-name="Heading 5 Char" style:family="text" style:parent-style-name="DefaultParagraphFont">
      <style:text-properties style:font-name-asian="Aptos" style:font-name-complex="Tahoma" fo:color="#0F4761"/>
    </style:style>
    <style:style style:name="Heading6Char" style:display-name="Heading 6 Char" style:family="text" style:parent-style-name="DefaultParagraphFont">
      <style:text-properties style:font-name-asian="Aptos" style:font-name-complex="Tahoma" fo:font-style="italic" style:font-style-asian="italic" style:font-style-complex="italic" fo:color="#595959"/>
    </style:style>
    <style:style style:name="Heading7Char" style:display-name="Heading 7 Char" style:family="text" style:parent-style-name="DefaultParagraphFont">
      <style:text-properties style:font-name-asian="Aptos" style:font-name-complex="Tahoma" fo:color="#595959"/>
    </style:style>
    <style:style style:name="Heading8Char" style:display-name="Heading 8 Char" style:family="text" style:parent-style-name="DefaultParagraphFont">
      <style:text-properties style:font-name-asian="Aptos" style:font-name-complex="Tahoma" fo:font-style="italic" style:font-style-asian="italic" style:font-style-complex="italic" fo:color="#272727"/>
    </style:style>
    <style:style style:name="Heading9Char" style:display-name="Heading 9 Char" style:family="text" style:parent-style-name="DefaultParagraphFont">
      <style:text-properties style:font-name-asian="Aptos" style:font-name-complex="Tahoma" fo:color="#272727"/>
    </style:style>
    <style:style style:name="TitleChar" style:display-name="Title Char" style:family="text" style:parent-style-name="DefaultParagraphFont">
      <style:text-properties style:font-name="Aptos Display" style:font-name-asian="Aptos" style:font-name-complex="Tahoma" fo:letter-spacing="-0.0069in" style:letter-kerning="true" fo:font-size="28pt" style:font-size-asian="28pt" style:font-size-complex="28pt"/>
    </style:style>
    <style:style style:name="SubtitleChar" style:display-name="Subtitle Char" style:family="text" style:parent-style-name="DefaultParagraphFont">
      <style:text-properties style:font-name-asian="Aptos" style:font-name-complex="Tahoma"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Label1" style:display-name="ListLabel 1" style:family="text">
      <style:text-properties style:font-name="Aptos" style:font-name-asian="Aptos" style:font-name-complex="Aptos"/>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text-properties style:font-name="Aptos" style:font-name-asian="Aptos" style:font-name-complex="Aptos"/>
    </style:style>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text-properties style:font-name="Aptos" style:font-name-asian="Aptos" style:font-name-complex="Aptos"/>
    </style:style>
    <style:style style:name="ListLabel8" style:display-name="ListLabel 8" style:family="text">
      <style:text-properties style:font-name-complex="Courier New"/>
    </style:style>
    <style:style style:name="ListLabel9" style:display-name="ListLabel 9"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ptos"/>
    </style:style>
    <style:style style:name="WW_CharLFO2LVL2" style:family="text">
      <style:text-properties style:font-name-complex="Courier New"/>
    </style:style>
    <style:style style:name="WW_CharLFO2LVL4" style:family="text">
      <style:text-properties style:font-name="Aptos"/>
    </style:style>
    <style:style style:name="WW_CharLFO2LVL5" style:family="text">
      <style:text-properties style:font-name-complex="Courier New"/>
    </style:style>
    <style:style style:name="WW_CharLFO2LVL7" style:family="text">
      <style:text-properties style:font-name="Aptos"/>
    </style:style>
    <style:style style:name="WW_CharLFO2LVL8" style:family="text">
      <style:text-properties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pto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pto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Jason Powell</meta:initial-creator>
    <dc:creator>Daniel Covington</dc:creator>
    <meta:creation-date>2026-02-23T06:51:00Z</meta:creation-date>
    <dc:date>2026-02-23T12:07:00Z</dc:date>
    <meta:template xlink:href="Normal" xlink:type="simple"/>
    <meta:editing-cycles>3</meta:editing-cycles>
    <meta:editing-duration>PT19020S</meta:editing-duration>
    <meta:user-defined meta:name="AppVersion">16.0000</meta:user-defined>
    <meta:user-defined meta:name="GrammarlyDocumentId">13af930d-add3-43c4-b791-6124f1dd7f65</meta:user-defined>
    <meta:document-statistic meta:page-count="2" meta:paragraph-count="5" meta:word-count="381" meta:character-count="2553" meta:row-count="18" meta:non-whitespace-character-count="2177"/>
  </office:meta>
</office:document-meta>
</file>